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72f" draw:textarea-horizontal-align="justify" draw:textarea-vertical-align="middle" draw:auto-grow-height="false" fo:min-height="1.25cm" fo:min-width="5.5cm"/>
      <style:paragraph-properties style:writing-mode="lr-tb"/>
    </style:style>
    <style:style style:name="gr2" style:family="graphic" style:parent-style-name="standard">
      <style:graphic-properties svg:stroke-color="#000000" draw:fill-color="#e8f2a1" draw:textarea-horizontal-align="justify" draw:textarea-vertical-align="middle" draw:auto-grow-height="false" fo:min-height="1.25cm" fo:min-width="5.5cm"/>
      <style:paragraph-properties style:writing-mode="lr-tb"/>
    </style:style>
    <style:style style:name="gr3" style:family="graphic" style:parent-style-name="standard">
      <style:graphic-properties svg:stroke-color="#000000" draw:fill-color="#b3cac7" draw:textarea-horizontal-align="justify" draw:textarea-vertical-align="middle" draw:auto-grow-height="false" fo:min-height="1.25cm" fo:min-width="5.5cm"/>
      <style:paragraph-properties style:writing-mode="lr-tb"/>
    </style:style>
    <style:style style:name="gr4" style:family="graphic" style:parent-style-name="objectwithoutfill">
      <style:graphic-properties draw:marker-end="Nuolenkärjet_20_1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Nuolenkärjet_20_3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Nuolenkärjet_20_5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Nuolenkärjet_20_6" draw:marker-end-width="0.3cm" draw:fill="none" draw:textarea-vertical-align="middle"/>
      <style:paragraph-properties style:writing-mode="lr-tb"/>
    </style:style>
    <style:style style:name="gr8" style:family="graphic" style:parent-style-name="standard" style:list-style-name="L1">
      <style:graphic-properties svg:stroke-color="#000000" draw:fill-color="#ffbf00" draw:textarea-horizontal-align="justify" draw:textarea-vertical-align="middle" draw:auto-grow-height="false" fo:min-height="1.75cm" fo:min-width="8.5cm"/>
      <style:paragraph-properties style:writing-mode="lr-tb"/>
    </style:style>
    <style:style style:name="gr9" style:family="graphic" style:parent-style-name="objectwithoutfill">
      <style:graphic-properties draw:marker-end="Nuolenkärjet_20_10" draw:marker-end-width="0.3cm" draw:fill="none" draw:textarea-vertical-align="middle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ffbf00" draw:textarea-horizontal-align="justify" draw:textarea-vertical-align="middle" draw:auto-grow-height="false" fo:min-height="1.75cm" fo:min-width="8.5cm"/>
      <style:paragraph-properties style:writing-mode="lr-tb"/>
    </style:style>
    <style:style style:name="gr11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3cm"/>
      <style:paragraph-properties style:writing-mode="lr-tb"/>
    </style:style>
    <style:style style:name="gr12" style:family="graphic" style:parent-style-name="standard">
      <style:graphic-properties svg:stroke-color="#000000" draw:fill-color="#e8f2a1" draw:textarea-horizontal-align="justify" draw:textarea-vertical-align="middle" draw:auto-grow-height="false" fo:min-height="2.75cm" fo:min-width="3cm"/>
      <style:paragraph-properties style:writing-mode="lr-tb"/>
    </style:style>
    <style:style style:name="gr13" style:family="graphic" style:parent-style-name="standard">
      <style:graphic-properties svg:stroke-color="#000000" draw:fill-color="#b3cac7" draw:textarea-horizontal-align="justify" draw:textarea-vertical-align="middle" draw:auto-grow-height="false" fo:min-height="2.75cm" fo:min-width="3cm"/>
      <style:paragraph-properties style:writing-mode="lr-tb"/>
    </style:style>
    <style:style style:name="gr14" style:family="graphic" style:parent-style-name="objectwithoutfill">
      <style:graphic-properties draw:marker-end="Nuolenkärjet_20_24" draw:marker-end-width="0.3cm" draw:fill="none" draw:textarea-vertical-align="middle"/>
      <style:paragraph-properties style:writing-mode="lr-tb"/>
    </style:style>
    <style:style style:name="gr15" style:family="graphic" style:parent-style-name="standard">
      <style:graphic-properties svg:stroke-color="#000000" draw:fill-color="#b3cac7" draw:textarea-horizontal-align="justify" draw:textarea-vertical-align="middle" draw:auto-grow-height="false" fo:min-height="2.777cm" fo:min-width="5.5cm"/>
      <style:paragraph-properties style:writing-mode="lr-tb"/>
    </style:style>
    <style:style style:name="gr16" style:family="graphic" style:parent-style-name="objectwithoutfill">
      <style:graphic-properties draw:marker-end="Nuolenkärjet_20_26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svg:stroke-color="#000000" draw:fill-color="#e8f2a1" draw:textarea-horizontal-align="justify" draw:textarea-vertical-align="middle" draw:auto-grow-height="false" fo:min-height="2.777cm" fo:min-width="5.5cm"/>
      <style:paragraph-properties style:writing-mode="lr-tb"/>
    </style:style>
    <style:style style:name="gr18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5.5cm"/>
      <style:paragraph-properties style:writing-mode="lr-tb"/>
    </style:style>
    <style:style style:name="gr19" style:family="graphic" style:parent-style-name="objectwithoutfill">
      <style:graphic-properties draw:marker-end="Nuolenkärjet_20_27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Nuolenkärjet_20_28" draw:marker-end-width="0.3cm" draw:fill="none" draw:textarea-vertical-align="middle"/>
    </style:style>
    <style:style style:name="gr21" style:family="graphic" style:parent-style-name="objectwithoutfill">
      <style:graphic-properties draw:marker-end="Nuolenkärjet_20_29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end="Nuolenkärjet_20_30" draw:marker-end-width="0.3cm" draw:fill="none" draw:textarea-vertical-align="middle"/>
      <style:paragraph-properties style:writing-mode="lr-tb"/>
    </style:style>
    <style:style style:name="gr23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2.5cm"/>
      <style:paragraph-properties style:writing-mode="lr-tb"/>
    </style:style>
    <style:style style:name="gr24" style:family="graphic" style:parent-style-name="standard">
      <style:graphic-properties svg:stroke-color="#000000" draw:fill-color="#e8f2a1" draw:textarea-horizontal-align="justify" draw:textarea-vertical-align="middle" draw:auto-grow-height="false" fo:min-height="2.75cm" fo:min-width="2.5cm"/>
      <style:paragraph-properties style:writing-mode="lr-tb"/>
    </style:style>
    <style:style style:name="gr25" style:family="graphic" style:parent-style-name="standard">
      <style:graphic-properties svg:stroke-color="#000000" draw:fill-color="#b3cac7" draw:textarea-horizontal-align="justify" draw:textarea-vertical-align="middle" draw:auto-grow-height="false" fo:min-height="2.75cm" fo:min-width="2.5cm"/>
      <style:paragraph-properties style:writing-mode="lr-tb"/>
    </style:style>
    <style:style style:name="gr26" style:family="graphic" style:parent-style-name="objectwithoutfill">
      <style:graphic-properties draw:marker-end="Nuolenkärjet_20_33" draw:marker-end-width="0.3cm" draw:fill="none" draw:textarea-vertical-align="middle"/>
    </style:style>
    <style:style style:name="gr27" style:family="graphic" style:parent-style-name="standard">
      <style:graphic-properties svg:stroke-color="#000000" draw:fill-color="#ff972f" draw:textarea-horizontal-align="justify" draw:textarea-vertical-align="middle" draw:auto-grow-height="false" fo:min-height="2.25cm" fo:min-width="3.5cm"/>
      <style:paragraph-properties style:writing-mode="lr-tb"/>
    </style:style>
    <style:style style:name="gr28" style:family="graphic" style:parent-style-name="standard">
      <style:graphic-properties svg:stroke-color="#000000" draw:fill-color="#e8f2a1" draw:textarea-horizontal-align="justify" draw:textarea-vertical-align="middle" draw:auto-grow-height="false" fo:min-height="2.25cm" fo:min-width="3.5cm"/>
      <style:paragraph-properties style:writing-mode="lr-tb"/>
    </style:style>
    <style:style style:name="gr29" style:family="graphic" style:parent-style-name="standard">
      <style:graphic-properties svg:stroke-color="#000000" draw:fill-color="#b3cac7" draw:textarea-horizontal-align="justify" draw:textarea-vertical-align="middle" draw:auto-grow-height="false" fo:min-height="2.25cm" fo:min-width="3.5cm"/>
      <style:paragraph-properties style:writing-mode="lr-tb"/>
    </style:style>
    <style:style style:name="gr30" style:family="graphic" style:parent-style-name="objectwithoutfill">
      <style:graphic-properties draw:marker-end="Nuolenkärjet_20_35" draw:marker-end-width="0.3cm" draw:fill="none" draw:textarea-vertical-align="middle"/>
      <style:paragraph-properties style:writing-mode="lr-tb"/>
    </style:style>
    <style:style style:name="gr31" style:family="graphic" style:parent-style-name="standard">
      <style:graphic-properties svg:stroke-color="#000000" draw:fill-color="#ffbf00" draw:textarea-horizontal-align="justify" draw:textarea-vertical-align="middle" draw:auto-grow-height="false" fo:min-height="1.75cm" fo:min-width="4.5cm"/>
      <style:paragraph-properties style:writing-mode="lr-tb"/>
    </style:style>
    <style:style style:name="gr32" style:family="graphic" style:parent-style-name="objectwithoutfill">
      <style:graphic-properties draw:marker-end="Nuolenkärjet_20_40" draw:marker-end-width="0.3cm" draw:fill="none" draw:textarea-vertical-align="middle"/>
      <style:paragraph-properties style:writing-mode="lr-tb"/>
    </style:style>
    <style:style style:name="gr33" style:family="graphic" style:parent-style-name="standard">
      <style:graphic-properties svg:stroke-color="#000000" draw:fill-color="#ffbf00" draw:textarea-horizontal-align="justify" draw:textarea-vertical-align="middle" draw:auto-grow-height="false" fo:min-height="1.75cm" fo:min-width="3.5cm"/>
      <style:paragraph-properties style:writing-mode="lr-tb"/>
    </style:style>
    <style:style style:name="gr34" style:family="graphic" style:parent-style-name="objectwithoutfill">
      <style:graphic-properties draw:marker-end="Nuolenkärjet_20_44" draw:marker-end-width="0.3cm" draw:fill="none" draw:textarea-vertical-align="middle"/>
    </style:style>
    <style:style style:name="gr35" style:family="graphic" style:parent-style-name="objectwithoutfill">
      <style:graphic-properties draw:marker-end="Nuolenkärjet_20_44" draw:marker-end-width="0.3cm" draw:fill="none" draw:textarea-vertical-align="middle"/>
      <style:paragraph-properties style:writing-mode="lr-tb"/>
    </style:style>
    <style:style style:name="gr36" style:family="graphic" style:parent-style-name="objectwithoutfill">
      <style:graphic-properties draw:marker-end="Nuolenkärjet_20_45" draw:marker-end-width="0.3cm" draw:fill="none" draw:textarea-vertical-align="middle"/>
    </style:style>
    <style:style style:name="gr37" style:family="graphic" style:parent-style-name="objectwithoutfill">
      <style:graphic-properties draw:marker-end="Nuolenkärjet_20_46" draw:marker-end-width="0.3cm" draw:fill="none" draw:textarea-vertical-align="middle"/>
    </style:style>
    <style:style style:name="gr38" style:family="graphic" style:parent-style-name="objectwithoutfill">
      <style:graphic-properties draw:marker-end="Nuolenkärjet_20_48" draw:marker-end-width="0.3cm" draw:fill="none" draw:textarea-vertical-align="middle"/>
      <style:paragraph-properties style:writing-mode="lr-tb"/>
    </style:style>
    <style:style style:name="gr39" style:family="graphic" style:parent-style-name="standard">
      <style:graphic-properties svg:stroke-color="#000000" draw:fill-color="#ff972f" draw:textarea-horizontal-align="justify" draw:textarea-vertical-align="middle" draw:auto-grow-height="false" fo:min-height="2.25cm" fo:min-width="4.5cm"/>
      <style:paragraph-properties style:writing-mode="lr-tb"/>
    </style:style>
    <style:style style:name="gr40" style:family="graphic" style:parent-style-name="objectwithoutfill">
      <style:graphic-properties draw:marker-end="Nuolenkärjet_20_51" draw:marker-end-width="0.3cm" draw:fill="none" draw:textarea-vertical-align="middle"/>
      <style:paragraph-properties style:writing-mode="lr-tb"/>
    </style:style>
    <style:style style:name="gr41" style:family="graphic" style:parent-style-name="objectwithoutfill">
      <style:graphic-properties draw:marker-end="Nuolenkärjet_20_52" draw:marker-end-width="0.3cm" draw:fill="none" draw:textarea-vertical-align="middle"/>
    </style:style>
    <style:style style:name="gr42" style:family="graphic" style:parent-style-name="standard">
      <style:graphic-properties svg:stroke-color="#000000" draw:fill-color="#e8f2a1" draw:textarea-horizontal-align="justify" draw:textarea-vertical-align="middle" draw:auto-grow-height="false" fo:min-height="2.277cm" fo:min-width="4.5cm"/>
      <style:paragraph-properties style:writing-mode="lr-tb"/>
    </style:style>
    <style:style style:name="gr43" style:family="graphic" style:parent-style-name="objectwithoutfill">
      <style:graphic-properties draw:marker-end="Nuolenkärjet_20_53" draw:marker-end-width="0.3cm" draw:fill="none" draw:textarea-vertical-align="middle"/>
    </style:style>
    <style:style style:name="gr44" style:family="graphic" style:parent-style-name="objectwithoutfill">
      <style:graphic-properties draw:marker-end="Nuolenkärjet_20_54" draw:marker-end-width="0.3cm" draw:fill="none" draw:textarea-vertical-align="middle"/>
    </style:style>
    <style:style style:name="gr45" style:family="graphic" style:parent-style-name="objectwithoutfill">
      <style:graphic-properties draw:marker-end="Nuolenkärjet_20_55" draw:marker-end-width="0.3cm" draw:fill="none" draw:textarea-vertical-align="middle"/>
    </style:style>
    <style:style style:name="gr46" style:family="graphic" style:parent-style-name="objectwithoutfill">
      <style:graphic-properties draw:marker-end="Nuolenkärjet_20_56" draw:marker-end-width="0.3cm" draw:fill="none" draw:textarea-vertical-align="middle"/>
    </style:style>
    <style:style style:name="gr47" style:family="graphic" style:parent-style-name="standard">
      <style:graphic-properties svg:stroke-color="#000000" draw:fill-color="#ff972f" draw:textarea-horizontal-align="justify" draw:textarea-vertical-align="middle" draw:auto-grow-height="false" fo:min-height="1.308cm" fo:min-width="3.5cm"/>
      <style:paragraph-properties style:writing-mode="lr-tb"/>
    </style:style>
    <style:style style:name="gr48" style:family="graphic" style:parent-style-name="standard">
      <style:graphic-properties svg:stroke-color="#000000" draw:fill-color="#b3cac7" draw:textarea-horizontal-align="justify" draw:textarea-vertical-align="middle" draw:auto-grow-height="false" fo:min-height="1.308cm" fo:min-width="3.5cm"/>
      <style:paragraph-properties style:writing-mode="lr-tb"/>
    </style:style>
    <style:style style:name="gr49" style:family="graphic" style:parent-style-name="standard">
      <style:graphic-properties svg:stroke-color="#000000" draw:fill-color="#e8f2a1" draw:textarea-horizontal-align="justify" draw:textarea-vertical-align="middle" draw:auto-grow-height="false" fo:min-height="1.308cm" fo:min-width="3.5cm"/>
      <style:paragraph-properties style:writing-mode="lr-tb"/>
    </style:style>
    <style:style style:name="gr50" style:family="graphic" style:parent-style-name="objectwithoutfill">
      <style:graphic-properties draw:marker-end="Nuolenkärjet_20_60" draw:marker-end-width="0.3cm" draw:fill="none" draw:textarea-vertical-align="middle"/>
      <style:paragraph-properties style:writing-mode="lr-tb"/>
    </style:style>
    <style:style style:name="gr51" style:family="graphic" style:parent-style-name="objectwithoutfill">
      <style:graphic-properties draw:marker-end="Nuolenkärjet_20_63" draw:marker-end-width="0.3cm" draw:fill="none" draw:textarea-vertical-align="middle"/>
      <style:paragraph-properties style:writing-mode="lr-tb"/>
    </style:style>
    <style:style style:name="gr52" style:family="graphic" style:parent-style-name="objectwithoutfill">
      <style:graphic-properties draw:marker-end="Nuolenkärjet_20_64" draw:marker-end-width="0.3cm" draw:fill="none" draw:textarea-vertical-align="middle"/>
      <style:paragraph-properties style:writing-mode="lr-tb"/>
    </style:style>
    <style:style style:name="gr53" style:family="graphic" style:parent-style-name="objectwithoutfill">
      <style:graphic-properties draw:marker-end="Nuolenkärjet_20_66" draw:marker-end-width="0.3cm" draw:fill="none" draw:textarea-vertical-align="middle"/>
      <style:paragraph-properties style:writing-mode="lr-tb"/>
    </style:style>
    <style:style style:name="gr54" style:family="graphic" style:parent-style-name="objectwithoutfill">
      <style:graphic-properties draw:marker-end="Nuolenkärjet_20_67" draw:marker-end-width="0.3cm" draw:fill="none" draw:textarea-vertical-align="middle"/>
      <style:paragraph-properties style:writing-mode="lr-tb"/>
    </style:style>
    <style:style style:name="gr55" style:family="graphic" style:parent-style-name="standard">
      <style:graphic-properties svg:stroke-color="#000000" draw:fill-color="#b3cac7" draw:textarea-horizontal-align="justify" draw:textarea-vertical-align="middle" draw:auto-grow-height="false" fo:min-height="2.277cm" fo:min-width="4.5cm"/>
      <style:paragraph-properties style:writing-mode="lr-tb"/>
    </style:style>
    <style:style style:name="gr56" style:family="graphic" style:parent-style-name="objectwithoutfill">
      <style:graphic-properties draw:marker-end="Nuolenkärjet_20_68" draw:marker-end-width="0.3cm" draw:fill="none" draw:textarea-vertical-align="middle"/>
    </style:style>
    <style:style style:name="gr57" style:family="graphic" style:parent-style-name="standard">
      <style:graphic-properties svg:stroke-color="#000000" draw:fill-color="#ffbf00" draw:textarea-horizontal-align="justify" draw:textarea-vertical-align="middle" draw:auto-grow-height="false" fo:min-height="1.872cm" fo:min-width="5.864cm"/>
      <style:paragraph-properties style:writing-mode="lr-tb"/>
    </style:style>
    <style:style style:name="gr58" style:family="graphic" style:parent-style-name="objectwithoutfill">
      <style:graphic-properties draw:marker-end="Nuolenkärjet_20_69" draw:marker-end-width="0.3cm" draw:fill="none" draw:textarea-vertical-align="middle"/>
      <style:paragraph-properties style:writing-mode="lr-tb"/>
    </style:style>
    <style:style style:name="gr59" style:family="graphic" style:parent-style-name="objectwithoutfill">
      <style:graphic-properties draw:marker-end="Nuolenkärjet_20_70" draw:marker-end-width="0.3cm" draw:fill="none" draw:textarea-vertical-align="middle"/>
    </style:style>
    <style:style style:name="gr60" style:family="graphic" style:parent-style-name="objectwithoutfill">
      <style:graphic-properties draw:marker-end="Nuolenkärjet_20_71" draw:marker-end-width="0.3cm" draw:fill="none" draw:textarea-vertical-align="middle"/>
      <style:paragraph-properties style:writing-mode="lr-tb"/>
    </style:style>
    <style:style style:name="gr61" style:family="graphic" style:parent-style-name="objectwithoutfill">
      <style:graphic-properties draw:marker-end="Nuolenkärjet_20_72" draw:marker-end-width="0.3cm" draw:fill="none" draw:textarea-vertical-align="middle"/>
    </style:style>
    <style:style style:name="gr62" style:family="graphic" style:parent-style-name="objectwithoutfill">
      <style:graphic-properties draw:marker-end="Nuolenkärjet_20_73" draw:marker-end-width="0.3cm" draw:fill="none" draw:textarea-vertical-align="middle"/>
    </style:style>
    <style:style style:name="gr63" style:family="graphic" style:parent-style-name="objectwithoutfill">
      <style:graphic-properties draw:marker-end="Nuolenkärjet_20_74" draw:marker-end-width="0.3cm" draw:fill="none" draw:textarea-vertical-align="middle"/>
      <style:paragraph-properties style:writing-mode="lr-tb"/>
    </style:style>
    <style:style style:name="gr64" style:family="graphic" style:parent-style-name="standard" style:list-style-name="L1">
      <style:graphic-properties svg:stroke-color="#000000" draw:fill-color="#ffbf00" draw:textarea-horizontal-align="justify" draw:textarea-vertical-align="middle" draw:auto-grow-height="false" fo:min-height="1.75cm" fo:min-width="8.5cm"/>
      <style:paragraph-properties style:writing-mode="lr-tb"/>
    </style:style>
    <style:style style:name="gr65" style:family="graphic" style:parent-style-name="standard" style:list-style-name="L1">
      <style:graphic-properties svg:stroke-color="#000000" draw:fill-color="#ffbf00" draw:textarea-horizontal-align="justify" draw:textarea-vertical-align="middle" draw:auto-grow-height="false" fo:min-height="1.75cm" fo:min-width="8.5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loext:graphic-properties draw:fill-color="#ff972f"/>
      <style:paragraph-properties fo:text-align="center" style:writing-mode="lr-tb"/>
      <style:text-properties fo:font-weight="bold"/>
    </style:style>
    <style:style style:name="P3" style:family="paragraph">
      <loext:graphic-properties draw:fill-color="#e8f2a1"/>
      <style:paragraph-properties fo:text-align="center" style:writing-mode="lr-tb"/>
      <style:text-properties fo:font-weight="bold"/>
    </style:style>
    <style:style style:name="P4" style:family="paragraph">
      <loext:graphic-properties draw:fill-color="#b3cac7"/>
      <style:paragraph-properties fo:text-align="center" style:writing-mode="lr-tb"/>
      <style:text-properties fo:font-weight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8" style:family="paragraph">
      <loext:graphic-properties draw:fill-color="#ffbf00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9" style:family="paragraph">
      <loext:graphic-properties draw:fill="none"/>
      <style:paragraph-properties fo:text-align="center" style:writing-mode="lr-tb"/>
      <style:text-properties fo:font-weight="bold"/>
    </style:style>
    <style:style style:name="P10" style:family="paragraph">
      <loext:graphic-properties draw:fill-color="#ffbf00"/>
      <style:paragraph-properties fo:text-align="center" style:writing-mode="lr-tb"/>
      <style:text-properties fo:font-weight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-color="#ffbf00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6cm" svg:height="1.5cm" svg:x="9.5cm" svg:y="6.942cm">
          <text:p text:style-name="P1"><text:span text:style-name="T1">Tokenize foo.j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6cm" svg:height="1.5cm" svg:x="9.5cm" svg:y="9.941cm">
          <text:p text:style-name="P1"><text:span text:style-name="T1">Parse foo.jo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cm" svg:height="1.5cm" svg:x="20.5cm" svg:y="6.888cm">
          <text:p text:style-name="P1"><text:span text:style-name="T1">Tokenize bar.j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6cm" svg:height="1.5cm" svg:x="20.5cm" svg:y="9.914cm">
          <text:p text:style-name="P1"><text:span text:style-name="T1">Parse bar.jo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6cm" svg:height="1.5cm" svg:x="31.5cm" svg:y="6.888cm">
          <text:p text:style-name="P1"><text:span text:style-name="T1">Tokenize io.j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6cm" svg:height="1.5cm" svg:x="31.5cm" svg:y="9.914cm">
          <text:p text:style-name="P1"><text:span text:style-name="T1">Parse io.jou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curve" svg:x1="12.5cm" svg:y1="8.442cm" svg:x2="12.5cm" svg:y2="9.941cm" draw:start-shape="id1" draw:start-glue-point="2" draw:end-shape="id2" svg:d="M12500 8442v1499" svg:viewBox="0 0 1 1500">
          <text:p text:style-name="P5">tokens</text:p>
        </draw:connector>
        <draw:connector draw:style-name="gr5" draw:text-style-name="P6" draw:layer="layout" draw:type="curve" svg:x1="23.5cm" svg:y1="8.388cm" svg:x2="23.5cm" svg:y2="9.914cm" draw:start-shape="id3" draw:start-glue-point="2" draw:end-shape="id4" draw:end-glue-point="0" svg:d="M23500 8388v1526" svg:viewBox="0 0 1 1527">
          <text:p text:style-name="P5">tokens</text:p>
        </draw:connector>
        <draw:connector draw:style-name="gr6" draw:text-style-name="P6" draw:layer="layout" draw:type="curve" svg:x1="34.5cm" svg:y1="8.388cm" svg:x2="34.5cm" svg:y2="9.914cm" draw:start-shape="id5" draw:start-glue-point="2" draw:end-shape="id6" draw:end-glue-point="0" svg:d="M34500 8388v1526" svg:viewBox="0 0 1 1527">
          <text:p text:style-name="P5">tokens</text:p>
        </draw:connector>
        <draw:connector draw:style-name="gr7" draw:text-style-name="P6" draw:layer="layout" draw:type="curve" svg:x1="34.5cm" svg:y1="11.414cm" svg:x2="34.5cm" svg:y2="12.915cm" draw:start-shape="id6" draw:start-glue-point="2" draw:end-shape="id7" draw:end-glue-point="0" svg:d="M34500 11414v1501" svg:viewBox="0 0 1 1502">
          <text:p text:style-name="P5">AST</text:p>
        </draw:connector>
        <draw:custom-shape draw:style-name="gr8" draw:text-style-name="P8" xml:id="id8" draw:id="id8" draw:layer="layout" svg:width="9cm" svg:height="2cm" svg:x="19cm" svg:y="21.5cm">
          <text:p text:style-name="P7"><text:span text:style-name="T1">Make </text:span><text:span text:style-name="T1">imported</text:span></text:p>
          <text:p text:style-name="P7"><text:span text:style-name="T1">statements </text:span><text:span text:style-name="T1">avail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draw:type="curve" svg:x1="23.5cm" svg:y1="23.5cm" svg:x2="23.5cm" svg:y2="25cm" draw:start-shape="id8" draw:start-glue-point="2" draw:end-shape="id9" draw:end-glue-point="0" svg:d="M23500 23500v1500" svg:viewBox="0 0 1 1501">
          <text:p text:style-name="P5">Partially typed AST</text:p>
        </draw:connector>
        <draw:custom-shape draw:style-name="gr10" draw:text-style-name="P8" xml:id="id10" draw:id="id10" draw:layer="layout" svg:width="9cm" svg:height="2cm" svg:x="19cm" svg:y="32cm">
          <text:p text:style-name="P7"><text:span text:style-name="T1">Typecheck (step </text:span><text:span text:style-name="T1">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34" draw:id="id34" draw:layer="layout" svg:width="3.5cm" svg:height="3cm" svg:x="7cm" svg:y="36.942cm">
          <text:p text:style-name="P1"><text:span text:style-name="T1">Build and analyze </text:span><text:span text:style-name="T1">UV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33" draw:id="id33" draw:layer="layout" svg:width="3.5cm" svg:height="3cm" svg:x="18cm" svg:y="36.942cm">
          <text:p text:style-name="P1"><text:span text:style-name="T1">Build and analyze UV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32" draw:id="id32" draw:layer="layout" svg:width="3.5cm" svg:height="3cm" svg:x="29cm" svg:y="36.942cm">
          <text:p text:style-name="P1"><text:span text:style-name="T1">Build and analyze UV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draw:type="curve" svg:x1="23.5cm" svg:y1="34cm" svg:x2="23.5cm" svg:y2="36.942cm" draw:start-shape="id10" draw:start-glue-point="2" draw:end-shape="id11" draw:end-glue-point="0" svg:d="M23500 34000v2942" svg:viewBox="0 0 1 2943">
          <text:p text:style-name="P5"/>
          <text:p text:style-name="P5">Typed AST: bar.jou</text:p>
        </draw:connector>
        <draw:custom-shape draw:style-name="gr15" draw:text-style-name="P4" xml:id="id7" draw:id="id7" draw:layer="layout" svg:width="6cm" svg:height="3.027cm" svg:x="31.5cm" svg:y="12.915cm">
          <text:p text:style-name="P1"><text:span text:style-name="T1">Evaluate</text:span></text:p>
          <text:p text:style-name="P1"><text:span text:style-name="T1">compile-time</text:span></text:p>
          <text:p text:style-name="P1"><text:span text:style-name="T1">if stat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6" draw:layer="layout" draw:type="curve" svg:x1="34.5cm" svg:y1="15.942cm" svg:x2="28cm" svg:y2="22.5cm" draw:start-shape="id7" draw:start-glue-point="2" draw:end-shape="id8" draw:end-glue-point="1" svg:d="M34500 15942c0 4372-2166 6558-6500 6558" svg:viewBox="0 0 6501 6559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AST</text:p>
        </draw:connector>
        <draw:custom-shape draw:style-name="gr17" draw:text-style-name="P3" xml:id="id14" draw:id="id14" draw:layer="layout" svg:width="6cm" svg:height="3.027cm" svg:x="20.5cm" svg:y="12.915cm">
          <text:p text:style-name="P1"><text:span text:style-name="T1">Evaluate</text:span></text:p>
          <text:p text:style-name="P1"><text:span text:style-name="T1">compile-time</text:span></text:p>
          <text:p text:style-name="P1"><text:span text:style-name="T1">if stat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12" draw:id="id12" draw:layer="layout" svg:width="6cm" svg:height="3cm" svg:x="9.5cm" svg:y="12.942cm">
          <text:p text:style-name="P1"><text:span text:style-name="T1">Evaluate</text:span></text:p>
          <text:p text:style-name="P1"><text:span text:style-name="T1">compile-time</text:span></text:p>
          <text:p text:style-name="P1"><text:span text:style-name="T1">if stat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6" draw:layer="layout" draw:type="curve" svg:x1="12.5cm" svg:y1="11.441cm" svg:x2="12.5cm" svg:y2="12.942cm" draw:start-shape="id2" draw:start-glue-point="2" draw:end-shape="id12" svg:d="M12500 11441v1501" svg:viewBox="0 0 1 1502">
          <text:p text:style-name="P5">AST</text:p>
        </draw:connector>
        <draw:connector draw:style-name="gr20" draw:text-style-name="P6" draw:layer="layout" draw:type="curve" svg:x1="12.5cm" svg:y1="15.942cm" svg:x2="14cm" svg:y2="18.692cm" draw:start-shape="id12" draw:start-glue-point="2" draw:end-shape="id13" draw:end-glue-point="3" svg:d="M12500 15942c0 1834 500 2750 1500 2750" svg:viewBox="0 0 1501 2751">
          <text:p/>
        </draw:connector>
        <draw:connector draw:style-name="gr21" draw:text-style-name="P6" draw:layer="layout" draw:type="curve" svg:x1="23.5cm" svg:y1="15.942cm" svg:x2="23.5cm" svg:y2="21.5cm" draw:start-shape="id14" draw:start-glue-point="2" draw:end-shape="id8" draw:end-glue-point="0" svg:d="M23500 15942v5558" svg:viewBox="0 0 1 5559">
          <text:p text:style-name="P5">AST</text:p>
        </draw:connector>
        <draw:connector draw:style-name="gr22" draw:text-style-name="P6" draw:layer="layout" draw:type="curve" svg:x1="23.5cm" svg:y1="11.414cm" svg:x2="23.5cm" svg:y2="12.915cm" draw:start-shape="id4" draw:end-shape="id14" draw:end-glue-point="0" svg:d="M23500 11414v1501" svg:viewBox="0 0 1 1502">
          <text:p text:style-name="P5">AST</text:p>
        </draw:connector>
        <draw:custom-shape draw:style-name="gr23" draw:text-style-name="P2" xml:id="id16" draw:id="id16" draw:layer="layout" svg:width="3cm" svg:height="3cm" svg:x="11cm" svg:y="36.942cm">
          <text:p text:style-name="P1"><text:span text:style-name="T1">Build 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1" draw:id="id11" draw:layer="layout" svg:width="3cm" svg:height="3cm" svg:x="22cm" svg:y="36.942cm">
          <text:p text:style-name="P1"><text:span text:style-name="T1">Build 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27" draw:id="id27" draw:layer="layout" svg:width="3cm" svg:height="3cm" svg:x="33cm" svg:y="36.942cm">
          <text:p text:style-name="P1"><text:span text:style-name="T1">Build 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9" draw:layer="layout" draw:type="curve" svg:x1="23.5cm" svg:y1="34cm" svg:x2="27cm" svg:y2="37cm" draw:start-shape="id10" draw:start-glue-point="2" draw:end-shape="id15" draw:end-glue-point="0" svg:d="M23500 34000c0 2250 3500 750 3500 3000" svg:viewBox="0 0 3501 3001">
          <text:p/>
        </draw:connector>
        <draw:custom-shape draw:style-name="gr27" draw:text-style-name="P2" xml:id="id19" draw:id="id19" draw:layer="layout" svg:width="4cm" svg:height="2.5cm" svg:x="10.5cm" svg:y="44.5cm">
          <text:p text:style-name="P1"><text:span text:style-name="T1">Compile to objec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xml:id="id21" draw:id="id21" draw:layer="layout" svg:width="4cm" svg:height="2.5cm" svg:x="21.5cm" svg:y="44.5cm">
          <text:p text:style-name="P1"><text:span text:style-name="T1">Compile to objec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xml:id="id22" draw:id="id22" draw:layer="layout" svg:width="4cm" svg:height="2.5cm" svg:x="32.5cm" svg:y="44.5cm">
          <text:p text:style-name="P1"><text:span text:style-name="T1">Compile to objec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6" draw:layer="layout" draw:type="curve" svg:x1="12.5cm" svg:y1="39.942cm" svg:x2="12.5cm" svg:y2="41.442cm" draw:start-shape="id16" draw:start-glue-point="2" draw:end-shape="id17" draw:end-glue-point="0" svg:d="M12500 39942v1500" svg:viewBox="0 0 1 1501">
          <text:p text:style-name="P5">LLVM IR</text:p>
        </draw:connector>
        <draw:custom-shape draw:style-name="gr31" draw:text-style-name="P10" xml:id="id18" draw:id="id18" draw:layer="layout" svg:width="5cm" svg:height="2cm" svg:x="2.5cm" svg:y="34.5cm">
          <text:p text:style-name="P1"><text:span text:style-name="T1">Determine linker fla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2" draw:layer="layout" draw:type="curve" svg:x1="19cm" svg:y1="33cm" svg:x2="5cm" svg:y2="34.5cm" draw:start-shape="id10" draw:start-glue-point="3" draw:end-shape="id18" draw:end-glue-point="0" svg:d="M19000 33000c-9334 0-14000 500-14000 1500" svg:viewBox="0 0 14001 1501">
          <text:p text:style-name="P11"><text:span text:style-name="T2">Typed AST <text:s text:c="47"/></text:span><text:span text:style-name="T2"><text:line-break/></text:span><text:span text:style-name="T2">(all files, types not used) <text:s text:c="44"/></text:span><text:s text:c="3"/></text:p>
          <text:p text:style-name="P5"/>
          <text:p text:style-name="P5"/>
          <text:p text:style-name="P5"/>
          <text:p text:style-name="P5"/>
        </draw:connector>
        <draw:custom-shape draw:style-name="gr33" draw:text-style-name="P10" xml:id="id20" draw:id="id20" draw:layer="layout" svg:width="4cm" svg:height="2cm" svg:x="21.5cm" svg:y="49cm">
          <text:p text:style-name="P1"><text:span text:style-name="T1">Run lin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6" draw:layer="layout" draw:type="curve" svg:x1="12.5cm" svg:y1="47cm" svg:x2="23.5cm" svg:y2="49cm" draw:start-shape="id19" draw:start-glue-point="2" draw:end-shape="id20" draw:end-glue-point="0" svg:d="M12500 47000c0 1500 11000 500 11000 2000" svg:viewBox="0 0 11001 2001">
          <text:p/>
        </draw:connector>
        <draw:connector draw:style-name="gr35" draw:text-style-name="P6" draw:layer="layout" draw:type="curve" svg:x1="23.5cm" svg:y1="47cm" svg:x2="23.5cm" svg:y2="49cm" draw:start-shape="id21" draw:start-glue-point="2" draw:end-shape="id20" draw:end-glue-point="0" svg:d="M23500 47000v2000" svg:viewBox="0 0 1 2001">
          <text:p text:style-name="P5">Paths of object files</text:p>
          <text:p text:style-name="P5"/>
        </draw:connector>
        <draw:connector draw:style-name="gr36" draw:text-style-name="P12" draw:layer="layout" draw:type="curve" svg:x1="34.5cm" svg:y1="47cm" svg:x2="23.5cm" svg:y2="49cm" draw:start-shape="id22" draw:start-glue-point="2" draw:end-shape="id20" draw:end-glue-point="0" svg:d="M34500 47000c0 1500-11000 500-11000 2000" svg:viewBox="0 0 11001 2001">
          <text:p/>
        </draw:connector>
        <draw:custom-shape draw:style-name="gr31" draw:text-style-name="P10" xml:id="id23" draw:id="id23" draw:layer="layout" svg:width="5cm" svg:height="2cm" svg:x="21cm" svg:y="52cm">
          <text:p text:style-name="P1"><text:span text:style-name="T1">Run foo.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6" draw:layer="layout" draw:type="curve" svg:x1="23.5cm" svg:y1="51cm" svg:x2="23.5cm" svg:y2="52cm" draw:start-shape="id20" draw:end-shape="id23" draw:end-glue-point="0" svg:d="M23500 51000v1000" svg:viewBox="0 0 1 1001">
          <text:p/>
        </draw:connector>
        <draw:connector draw:style-name="gr38" draw:text-style-name="P6" draw:layer="layout" draw:type="curve" svg:x1="5cm" svg:y1="36.5cm" svg:x2="21.5cm" svg:y2="50cm" draw:start-shape="id18" draw:start-glue-point="2" draw:end-shape="id20" draw:end-glue-point="3" svg:d="M5000 36500c0 9000 5500 13500 16500 13500" svg:viewBox="0 0 16501 13501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Linker flags</text:p>
        </draw:connector>
        <draw:custom-shape draw:style-name="gr39" draw:text-style-name="P2" xml:id="id13" draw:id="id13" draw:layer="layout" svg:width="5cm" svg:height="2.5cm" svg:x="14cm" svg:y="17.442cm">
          <text:p text:style-name="P1"><text:span text:style-name="T1">Start compiling imported files</text:span></text:p>
          <draw:enhanced-geometry svg:viewBox="0 0 21600 21600" draw:type="rectangle" draw:enhanced-path="M 0 0 L 21600 0 21600 21600 0 21600 0 0 Z N"/>
        </draw:custom-shape>
        <draw:connector draw:style-name="gr40" draw:text-style-name="P6" draw:layer="layout" draw:type="curve" svg:x1="12.5cm" svg:y1="15.942cm" svg:x2="19cm" svg:y2="22.5cm" draw:start-shape="id12" draw:start-glue-point="2" draw:end-shape="id8" draw:end-glue-point="3" svg:d="M12500 15942c0 4372 2166 6558 6500 6558" svg:viewBox="0 0 6501 6559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AST</text:p>
        </draw:connector>
        <draw:connector draw:style-name="gr41" draw:text-style-name="P6" draw:layer="layout" draw:type="curve" svg:x1="16.5cm" svg:y1="17.442cm" svg:x2="20.5cm" svg:y2="7.638cm" draw:start-shape="id13" draw:start-glue-point="0" draw:end-shape="id3" draw:end-glue-point="3" svg:d="M16500 17442c0-6536 1333-9804 4000-9804" svg:viewBox="0 0 4001 9805">
          <text:p/>
        </draw:connector>
        <draw:custom-shape draw:style-name="gr42" draw:text-style-name="P3" xml:id="id24" draw:id="id24" draw:layer="layout" svg:width="5cm" svg:height="2.527cm" svg:x="25cm" svg:y="17.442cm">
          <text:p text:style-name="P1"><text:span text:style-name="T1">Start compiling imported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12" draw:layer="layout" draw:type="curve" svg:x1="23.5cm" svg:y1="15.942cm" svg:x2="25cm" svg:y2="18.705cm" draw:start-shape="id14" draw:start-glue-point="2" draw:end-shape="id24" draw:end-glue-point="3" svg:d="M23500 15942c0 1842 500 2763 1500 2763" svg:viewBox="0 0 1501 2764">
          <text:p/>
        </draw:connector>
        <draw:connector draw:style-name="gr44" draw:text-style-name="P12" draw:layer="layout" draw:type="curve" svg:x1="27.5cm" svg:y1="17.442cm" svg:x2="31.5cm" svg:y2="7.638cm" draw:start-shape="id24" draw:start-glue-point="0" draw:end-shape="id5" draw:end-glue-point="3" svg:d="M27500 17442c0-6536 1333-9804 4000-9804" svg:viewBox="0 0 4001 9805">
          <text:p/>
        </draw:connector>
        <draw:connector draw:style-name="gr45" draw:text-style-name="P13" draw:layer="layout" draw:type="curve" svg:x1="15.5cm" svg:y1="5.5cm" svg:x2="12.5cm" svg:y2="6.942cm" draw:start-shape="id25" draw:start-glue-point="8" draw:end-shape="id1" draw:end-glue-point="0" svg:d="M15500 5500c0 1083-3000 362-3000 1442" svg:viewBox="0 0 3001 1443">
          <text:p/>
        </draw:connector>
        <draw:connector draw:style-name="gr46" draw:text-style-name="P12" draw:layer="layout" draw:type="curve" svg:x1="16.5cm" svg:y1="17.442cm" svg:x2="34.5cm" svg:y2="6.888cm" draw:start-shape="id13" draw:start-glue-point="0" draw:end-shape="id5" draw:end-glue-point="0" svg:d="M16500 17442c0-16582 18000-11305 18000-10554" svg:viewBox="0 0 18001 11943">
          <text:p/>
        </draw:connector>
        <draw:custom-shape draw:style-name="gr47" draw:text-style-name="P2" xml:id="id17" draw:id="id17" draw:layer="layout" svg:width="4cm" svg:height="1.558cm" svg:x="10.5cm" svg:y="41.442cm">
          <text:p text:style-name="P1"><text:span text:style-name="T1">Optim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xml:id="id28" draw:id="id28" draw:layer="layout" svg:width="4cm" svg:height="1.558cm" svg:x="32.5cm" svg:y="41.442cm">
          <text:p text:style-name="P1"><text:span text:style-name="T1">Optim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" xml:id="id26" draw:id="id26" draw:layer="layout" svg:width="4cm" svg:height="1.558cm" svg:x="21.5cm" svg:y="41.442cm">
          <text:p text:style-name="P1"><text:span text:style-name="T1">Optim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0" draw:text-style-name="P6" draw:layer="layout" draw:type="curve" svg:x1="23.5cm" svg:y1="39.942cm" svg:x2="23.5cm" svg:y2="41.442cm" draw:start-shape="id11" draw:start-glue-point="2" draw:end-shape="id26" draw:end-glue-point="0" svg:d="M23500 39942v1500" svg:viewBox="0 0 1 1501">
          <text:p text:style-name="P5">LLVM IR</text:p>
        </draw:connector>
        <draw:connector draw:style-name="gr51" draw:text-style-name="P6" draw:layer="layout" draw:type="curve" svg:x1="34.5cm" svg:y1="39.942cm" svg:x2="34.5cm" svg:y2="41.442cm" draw:start-shape="id27" draw:start-glue-point="2" draw:end-shape="id28" draw:end-glue-point="0" svg:d="M34500 39942v1500" svg:viewBox="0 0 1 1501">
          <text:p text:style-name="P5">LLVM IR</text:p>
        </draw:connector>
        <draw:connector draw:style-name="gr52" draw:text-style-name="P6" draw:layer="layout" draw:type="curve" svg:x1="34.5cm" svg:y1="43cm" svg:x2="34.5cm" svg:y2="44.5cm" draw:start-shape="id28" draw:start-glue-point="2" draw:end-shape="id22" draw:end-glue-point="0" svg:d="M34500 43000v1500" svg:viewBox="0 0 1 1501">
          <text:p text:style-name="P5">LLVM IR</text:p>
        </draw:connector>
        <draw:connector draw:style-name="gr53" draw:text-style-name="P6" draw:layer="layout" draw:type="curve" svg:x1="12.5cm" svg:y1="43cm" svg:x2="12.5cm" svg:y2="44.5cm" draw:start-shape="id17" draw:start-glue-point="2" draw:end-shape="id19" draw:end-glue-point="0" svg:d="M12500 43000v1500" svg:viewBox="0 0 1 1501">
          <text:p text:style-name="P5">LLVM IR</text:p>
        </draw:connector>
        <draw:connector draw:style-name="gr54" draw:text-style-name="P6" draw:layer="layout" draw:type="curve" svg:x1="23.5cm" svg:y1="43cm" svg:x2="23.5cm" svg:y2="44.5cm" draw:start-shape="id26" draw:end-shape="id21" draw:end-glue-point="0" svg:d="M23500 43000v1500" svg:viewBox="0 0 1 1501">
          <text:p text:style-name="P5">LLVM IR</text:p>
        </draw:connector>
        <draw:custom-shape draw:style-name="gr55" draw:text-style-name="P4" xml:id="id29" draw:id="id29" draw:layer="layout" svg:width="5cm" svg:height="2.527cm" svg:x="36cm" svg:y="17.473cm">
          <text:p text:style-name="P1"><text:span text:style-name="T1">Start compiling imported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12" draw:layer="layout" draw:type="curve" svg:x1="34.5cm" svg:y1="15.942cm" svg:x2="36cm" svg:y2="18.736cm" draw:start-shape="id7" draw:start-glue-point="2" draw:end-shape="id29" draw:end-glue-point="3" svg:d="M34500 15942c0 1863 500 2794 1500 2794" svg:viewBox="0 0 1501 2795">
          <text:p/>
        </draw:connector>
        <draw:custom-shape draw:style-name="gr57" draw:text-style-name="P15" xml:id="id25" draw:id="id25" draw:layer="layout" svg:width="9cm" svg:height="3cm" svg:x="11cm" svg:y="2.5cm">
          <text:p text:style-name="P14"><text:span text:style-name="T3">File name given on command line: foo.jo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30" draw:id="id30" draw:layer="layout" svg:width="3cm" svg:height="3cm" svg:x="14.5cm" svg:y="37cm">
          <text:p text:style-name="P1"><text:span text:style-name="T1">Build content 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6" draw:layer="layout" draw:type="curve" svg:x1="16cm" svg:y1="40cm" svg:x2="14.5cm" svg:y2="45.75cm" draw:start-shape="id30" draw:start-glue-point="2" draw:end-shape="id19" draw:end-glue-point="1" svg:d="M16000 40000c0 3834-500 5750-1500 5750" svg:viewBox="0 0 1501 5751">
          <text:p text:style-name="P5"><text:s text:c="16"/>Hash for</text:p>
          <text:p text:style-name="P5"><text:s text:c="16"/>file name</text:p>
        </draw:connector>
        <draw:connector draw:style-name="gr58" draw:text-style-name="P6" draw:layer="layout" draw:type="curve" svg:x1="27cm" svg:y1="40cm" svg:x2="25.5cm" svg:y2="45.75cm" draw:start-shape="id15" draw:start-glue-point="2" draw:end-shape="id21" draw:end-glue-point="1" svg:d="M27000 40000c0 3834-500 5750-1500 5750" svg:viewBox="0 0 1501 5751">
          <text:p text:style-name="P5"><text:s text:c="16"/>Hash for</text:p>
          <text:p text:style-name="P5"><text:s text:c="16"/>file name</text:p>
        </draw:connector>
        <draw:custom-shape draw:style-name="gr24" draw:text-style-name="P3" xml:id="id15" draw:id="id15" draw:layer="layout" svg:width="3cm" svg:height="3cm" svg:x="25.5cm" svg:y="37cm">
          <text:p text:style-name="P1"><text:span text:style-name="T1">Build content 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draw:type="curve" svg:x1="19cm" svg:y1="33cm" svg:x2="12.5cm" svg:y2="36.942cm" draw:start-shape="id10" draw:start-glue-point="3" draw:end-shape="id16" draw:end-glue-point="0" svg:d="M19000 33000c-4334 0-6500 1314-6500 3942" svg:viewBox="0 0 6501 3943">
          <text:p text:style-name="P11"/>
        </draw:connector>
        <draw:connector draw:style-name="gr14" draw:text-style-name="P6" draw:layer="layout" draw:type="curve" svg:x1="28cm" svg:y1="33cm" svg:x2="34.5cm" svg:y2="36.942cm" draw:start-shape="id10" draw:start-glue-point="1" draw:end-shape="id27" draw:end-glue-point="0" svg:d="M28000 33000c4334 0 6500 1314 6500 3942" svg:viewBox="0 0 6501 3943">
          <text:p text:style-name="P11"/>
        </draw:connector>
        <draw:custom-shape draw:style-name="gr25" draw:text-style-name="P4" xml:id="id31" draw:id="id31" draw:layer="layout" svg:width="3cm" svg:height="3cm" svg:x="36.5cm" svg:y="37cm">
          <text:p text:style-name="P1"><text:span text:style-name="T1">Build content h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6" draw:layer="layout" draw:type="curve" svg:x1="38cm" svg:y1="40cm" svg:x2="36.5cm" svg:y2="45.75cm" draw:start-shape="id31" draw:start-glue-point="2" draw:end-shape="id22" draw:end-glue-point="1" svg:d="M38000 40000c0 3834-500 5750-1500 5750" svg:viewBox="0 0 1501 5751">
          <text:p text:style-name="P5"><text:s text:c="16"/>Hash for</text:p>
          <text:p text:style-name="P5"><text:s text:c="16"/>file name</text:p>
        </draw:connector>
        <draw:connector draw:style-name="gr59" draw:text-style-name="P12" draw:layer="layout" draw:type="curve" svg:x1="28cm" svg:y1="33cm" svg:x2="30.75cm" svg:y2="36.942cm" draw:start-shape="id10" draw:start-glue-point="1" draw:end-shape="id32" draw:end-glue-point="0" svg:d="M28000 33000c1834 0 2750 1314 2750 3942" svg:viewBox="0 0 2751 3943">
          <text:p/>
        </draw:connector>
        <draw:connector draw:style-name="gr60" draw:text-style-name="P12" draw:layer="layout" draw:type="curve" svg:x1="28cm" svg:y1="33cm" svg:x2="38cm" svg:y2="37cm" draw:start-shape="id10" draw:start-glue-point="1" draw:end-shape="id31" draw:end-glue-point="0" svg:d="M28000 33000c6667 0 10000 1333 10000 4000" svg:viewBox="0 0 10001 4001">
          <text:p text:style-name="P11">Typed AST: baz.jou</text:p>
          <text:p text:style-name="P11"/>
          <text:p text:style-name="P11"/>
        </draw:connector>
        <draw:connector draw:style-name="gr61" draw:text-style-name="P12" draw:layer="layout" draw:type="curve" svg:x1="23.5cm" svg:y1="34cm" svg:x2="19.75cm" svg:y2="36.942cm" draw:start-shape="id10" draw:start-glue-point="2" draw:end-shape="id33" draw:end-glue-point="0" svg:d="M23500 34000c0 2206-3750 736-3750 2942" svg:viewBox="0 0 3751 2943">
          <text:p/>
        </draw:connector>
        <draw:connector draw:style-name="gr62" draw:text-style-name="P12" draw:layer="layout" draw:type="curve" svg:x1="19cm" svg:y1="33cm" svg:x2="16cm" svg:y2="37cm" draw:start-shape="id10" draw:start-glue-point="3" draw:end-shape="id30" draw:end-glue-point="0" svg:d="M19000 33000c-2000 0-3000 1333-3000 4000" svg:viewBox="0 0 3001 4001">
          <text:p/>
        </draw:connector>
        <draw:connector draw:style-name="gr63" draw:text-style-name="P12" draw:layer="layout" draw:type="curve" svg:x1="19cm" svg:y1="33cm" svg:x2="8.75cm" svg:y2="36.942cm" draw:start-shape="id10" draw:start-glue-point="3" draw:end-shape="id34" draw:end-glue-point="0" svg:d="M19000 33000c-6834 0-10250 1314-10250 3942" svg:viewBox="0 0 10251 3943">
          <text:p text:style-name="P11">Typed AST: foo.jou</text:p>
          <text:p text:style-name="P11"/>
          <text:p text:style-name="P11"/>
        </draw:connector>
        <draw:custom-shape draw:style-name="gr64" draw:text-style-name="P8" xml:id="id9" draw:id="id9" draw:layer="layout" svg:width="9cm" svg:height="2cm" svg:x="19cm" svg:y="25cm">
          <text:p text:style-name="P7"><text:span text:style-name="T1">Typecheck (step 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8" xml:id="id35" draw:id="id35" draw:layer="layout" svg:width="9cm" svg:height="2cm" svg:x="19cm" svg:y="28.5cm">
          <text:p text:style-name="P7"><text:span text:style-name="T1">Typecheck (step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draw:type="curve" svg:x1="23.5cm" svg:y1="27cm" svg:x2="23.5cm" svg:y2="28.5cm" draw:start-shape="id9" draw:start-glue-point="2" draw:end-shape="id35" draw:end-glue-point="0" svg:d="M23500 27000v1500" svg:viewBox="0 0 1 1501">
          <text:p text:style-name="P5">Partially typed AST</text:p>
        </draw:connector>
        <draw:connector draw:style-name="gr9" draw:text-style-name="P6" draw:layer="layout" draw:type="curve" svg:x1="23.5cm" svg:y1="30.5cm" svg:x2="23.5cm" svg:y2="32cm" draw:start-shape="id35" draw:start-glue-point="2" draw:end-shape="id10" draw:end-glue-point="0" svg:d="M23500 30500v1500" svg:viewBox="0 0 1 1501">
          <text:p text:style-name="P5">Partially typed AST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uolenkärjet_20_1" draw:display-name="Nuolenkärjet 1" svg:viewBox="0 0 20 20" svg:d="M0 20l10-20 10 20z"/>
    <draw:marker draw:name="Nuolenkärjet_20_10" draw:display-name="Nuolenkärjet 10" svg:viewBox="0 0 20 20" svg:d="M0 20l10-20 10 20z"/>
    <draw:marker draw:name="Nuolenkärjet_20_12" draw:display-name="Nuolenkärjet 12" svg:viewBox="0 0 20 20" svg:d="M0 20l10-20 10 20z"/>
    <draw:marker draw:name="Nuolenkärjet_20_13" draw:display-name="Nuolenkärjet 13" svg:viewBox="0 0 20 20" svg:d="M0 20l10-20 10 20z"/>
    <draw:marker draw:name="Nuolenkärjet_20_14" draw:display-name="Nuolenkärjet 14" svg:viewBox="0 0 20 20" svg:d="M0 20l10-20 10 20z"/>
    <draw:marker draw:name="Nuolenkärjet_20_15" draw:display-name="Nuolenkärjet 15" svg:viewBox="0 0 20 20" svg:d="M0 20l10-20 10 20z"/>
    <draw:marker draw:name="Nuolenkärjet_20_16" draw:display-name="Nuolenkärjet 16" svg:viewBox="0 0 20 20" svg:d="M0 20l10-20 10 20z"/>
    <draw:marker draw:name="Nuolenkärjet_20_17" draw:display-name="Nuolenkärjet 17" svg:viewBox="0 0 20 20" svg:d="M0 20l10-20 10 20z"/>
    <draw:marker draw:name="Nuolenkärjet_20_18" draw:display-name="Nuolenkärjet 18" svg:viewBox="0 0 20 20" svg:d="M0 20l10-20 10 20z"/>
    <draw:marker draw:name="Nuolenkärjet_20_24" draw:display-name="Nuolenkärjet 24" svg:viewBox="0 0 20 20" svg:d="M0 20l10-20 10 20z"/>
    <draw:marker draw:name="Nuolenkärjet_20_26" draw:display-name="Nuolenkärjet 26" svg:viewBox="0 0 20 20" svg:d="M0 20l10-20 10 20z"/>
    <draw:marker draw:name="Nuolenkärjet_20_27" draw:display-name="Nuolenkärjet 27" svg:viewBox="0 0 20 20" svg:d="M0 20l10-20 10 20z"/>
    <draw:marker draw:name="Nuolenkärjet_20_28" draw:display-name="Nuolenkärjet 28" svg:viewBox="0 0 20 20" svg:d="M0 20l10-20 10 20z"/>
    <draw:marker draw:name="Nuolenkärjet_20_29" draw:display-name="Nuolenkärjet 29" svg:viewBox="0 0 20 20" svg:d="M0 20l10-20 10 20z"/>
    <draw:marker draw:name="Nuolenkärjet_20_3" draw:display-name="Nuolenkärjet 3" svg:viewBox="0 0 20 20" svg:d="M0 20l10-20 10 20z"/>
    <draw:marker draw:name="Nuolenkärjet_20_30" draw:display-name="Nuolenkärjet 30" svg:viewBox="0 0 20 20" svg:d="M0 20l10-20 10 20z"/>
    <draw:marker draw:name="Nuolenkärjet_20_33" draw:display-name="Nuolenkärjet 33" svg:viewBox="0 0 20 20" svg:d="M0 20l10-20 10 20z"/>
    <draw:marker draw:name="Nuolenkärjet_20_35" draw:display-name="Nuolenkärjet 35" svg:viewBox="0 0 20 20" svg:d="M0 20l10-20 10 20z"/>
    <draw:marker draw:name="Nuolenkärjet_20_39" draw:display-name="Nuolenkärjet 39" svg:viewBox="0 0 20 20" svg:d="M0 20l10-20 10 20z"/>
    <draw:marker draw:name="Nuolenkärjet_20_40" draw:display-name="Nuolenkärjet 40" svg:viewBox="0 0 20 20" svg:d="M0 20l10-20 10 20z"/>
    <draw:marker draw:name="Nuolenkärjet_20_41" draw:display-name="Nuolenkärjet 41" svg:viewBox="0 0 20 20" svg:d="M0 20l10-20 10 20z"/>
    <draw:marker draw:name="Nuolenkärjet_20_44" draw:display-name="Nuolenkärjet 44" svg:viewBox="0 0 20 20" svg:d="M0 20l10-20 10 20z"/>
    <draw:marker draw:name="Nuolenkärjet_20_45" draw:display-name="Nuolenkärjet 45" svg:viewBox="0 0 20 20" svg:d="M0 20l10-20 10 20z"/>
    <draw:marker draw:name="Nuolenkärjet_20_46" draw:display-name="Nuolenkärjet 46" svg:viewBox="0 0 20 20" svg:d="M0 20l10-20 10 20z"/>
    <draw:marker draw:name="Nuolenkärjet_20_48" draw:display-name="Nuolenkärjet 48" svg:viewBox="0 0 20 20" svg:d="M0 20l10-20 10 20z"/>
    <draw:marker draw:name="Nuolenkärjet_20_5" draw:display-name="Nuolenkärjet 5" svg:viewBox="0 0 20 20" svg:d="M0 20l10-20 10 20z"/>
    <draw:marker draw:name="Nuolenkärjet_20_51" draw:display-name="Nuolenkärjet 51" svg:viewBox="0 0 20 20" svg:d="M0 20l10-20 10 20z"/>
    <draw:marker draw:name="Nuolenkärjet_20_52" draw:display-name="Nuolenkärjet 52" svg:viewBox="0 0 20 20" svg:d="M0 20l10-20 10 20z"/>
    <draw:marker draw:name="Nuolenkärjet_20_53" draw:display-name="Nuolenkärjet 53" svg:viewBox="0 0 20 20" svg:d="M0 20l10-20 10 20z"/>
    <draw:marker draw:name="Nuolenkärjet_20_54" draw:display-name="Nuolenkärjet 54" svg:viewBox="0 0 20 20" svg:d="M0 20l10-20 10 20z"/>
    <draw:marker draw:name="Nuolenkärjet_20_55" draw:display-name="Nuolenkärjet 55" svg:viewBox="0 0 20 20" svg:d="M0 20l10-20 10 20z"/>
    <draw:marker draw:name="Nuolenkärjet_20_56" draw:display-name="Nuolenkärjet 56" svg:viewBox="0 0 20 20" svg:d="M0 20l10-20 10 20z"/>
    <draw:marker draw:name="Nuolenkärjet_20_6" draw:display-name="Nuolenkärjet 6" svg:viewBox="0 0 20 20" svg:d="M0 20l10-20 10 20z"/>
    <draw:marker draw:name="Nuolenkärjet_20_60" draw:display-name="Nuolenkärjet 60" svg:viewBox="0 0 20 20" svg:d="M0 20l10-20 10 20z"/>
    <draw:marker draw:name="Nuolenkärjet_20_63" draw:display-name="Nuolenkärjet 63" svg:viewBox="0 0 20 20" svg:d="M0 20l10-20 10 20z"/>
    <draw:marker draw:name="Nuolenkärjet_20_64" draw:display-name="Nuolenkärjet 64" svg:viewBox="0 0 20 20" svg:d="M0 20l10-20 10 20z"/>
    <draw:marker draw:name="Nuolenkärjet_20_66" draw:display-name="Nuolenkärjet 66" svg:viewBox="0 0 20 20" svg:d="M0 20l10-20 10 20z"/>
    <draw:marker draw:name="Nuolenkärjet_20_67" draw:display-name="Nuolenkärjet 67" svg:viewBox="0 0 20 20" svg:d="M0 20l10-20 10 20z"/>
    <draw:marker draw:name="Nuolenkärjet_20_68" draw:display-name="Nuolenkärjet 68" svg:viewBox="0 0 20 20" svg:d="M0 20l10-20 10 20z"/>
    <draw:marker draw:name="Nuolenkärjet_20_69" draw:display-name="Nuolenkärjet 69" svg:viewBox="0 0 20 20" svg:d="M0 20l10-20 10 20z"/>
    <draw:marker draw:name="Nuolenkärjet_20_70" draw:display-name="Nuolenkärjet 70" svg:viewBox="0 0 20 20" svg:d="M0 20l10-20 10 20z"/>
    <draw:marker draw:name="Nuolenkärjet_20_71" draw:display-name="Nuolenkärjet 71" svg:viewBox="0 0 20 20" svg:d="M0 20l10-20 10 20z"/>
    <draw:marker draw:name="Nuolenkärjet_20_72" draw:display-name="Nuolenkärjet 72" svg:viewBox="0 0 20 20" svg:d="M0 20l10-20 10 20z"/>
    <draw:marker draw:name="Nuolenkärjet_20_73" draw:display-name="Nuolenkärjet 73" svg:viewBox="0 0 20 20" svg:d="M0 20l10-20 10 20z"/>
    <draw:marker draw:name="Nuolenkärjet_20_74" draw:display-name="Nuolenkärjet 74" svg:viewBox="0 0 20 20" svg:d="M0 20l10-20 10 20z"/>
    <draw:marker draw:name="Nuolenkärjet_20_9" draw:display-name="Nuolenkärjet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3:34:29.516169813</meta:creation-date>
    <dc:date>2025-11-10T00:43:45.611875663</dc:date>
    <meta:editing-duration>PT4H10M58S</meta:editing-duration>
    <meta:editing-cycles>42</meta:editing-cycles>
    <meta:generator>LibreOffice/7.4.7.2$Linux_X86_64 LibreOffice_project/40$Build-2</meta:generator>
    <meta:document-statistic meta:object-count="78"/>
  </office:meta>
</office:document-meta>
</file>